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ae7f6" officeooo:paragraph-rsid="00155fe9"/>
    </style:style>
    <style:style style:name="P2" style:family="paragraph" style:parent-style-name="Standard">
      <style:text-properties fo:font-weight="bold" officeooo:rsid="000ae7f6" officeooo:paragraph-rsid="00155fe9" style:font-weight-asian="bold" style:font-weight-complex="bold"/>
    </style:style>
    <style:style style:name="P3" style:family="paragraph" style:parent-style-name="Standard">
      <style:text-properties fo:font-weight="bold" officeooo:rsid="0018036e" officeooo:paragraph-rsid="00155fe9" style:font-weight-asian="bold" style:font-weight-complex="bold"/>
    </style:style>
    <style:style style:name="P4" style:family="paragraph" style:parent-style-name="Standard">
      <style:text-properties officeooo:rsid="000b7ab1" officeooo:paragraph-rsid="00155fe9"/>
    </style:style>
    <style:style style:name="P5" style:family="paragraph" style:parent-style-name="Standard" style:list-style-name="L1">
      <style:text-properties officeooo:rsid="000b7ab1" officeooo:paragraph-rsid="00155fe9"/>
    </style:style>
    <style:style style:name="P6" style:family="paragraph" style:parent-style-name="Standard" style:list-style-name="L1">
      <style:text-properties officeooo:rsid="000d6a8e" officeooo:paragraph-rsid="00155fe9"/>
    </style:style>
    <style:style style:name="P7" style:family="paragraph" style:parent-style-name="Standard" style:list-style-name="L1">
      <style:text-properties officeooo:rsid="000e4f40" officeooo:paragraph-rsid="00155fe9"/>
    </style:style>
    <style:style style:name="P8" style:family="paragraph" style:parent-style-name="Standard" style:list-style-name="L1">
      <style:text-properties officeooo:rsid="00104782" officeooo:paragraph-rsid="00155fe9"/>
    </style:style>
    <style:style style:name="P9" style:family="paragraph" style:parent-style-name="Standard" style:list-style-name="L1">
      <style:text-properties officeooo:rsid="000f287d" officeooo:paragraph-rsid="00155fe9"/>
    </style:style>
    <style:style style:name="P10" style:family="paragraph" style:parent-style-name="Standard" style:list-style-name="L1">
      <style:text-properties officeooo:rsid="0011695a" officeooo:paragraph-rsid="00155fe9"/>
    </style:style>
    <style:style style:name="P11" style:family="paragraph" style:parent-style-name="Standard" style:list-style-name="L1">
      <style:text-properties officeooo:rsid="00129107" officeooo:paragraph-rsid="00155fe9"/>
    </style:style>
    <style:style style:name="P12" style:family="paragraph" style:parent-style-name="Standard">
      <style:text-properties fo:font-weight="normal" officeooo:rsid="001469d9" officeooo:paragraph-rsid="00155fe9" style:font-weight-asian="normal" style:font-weight-complex="normal"/>
    </style:style>
    <style:style style:name="P13" style:family="paragraph" style:parent-style-name="Standard" style:list-style-name="L2">
      <style:text-properties fo:font-weight="normal" officeooo:rsid="001469d9" officeooo:paragraph-rsid="00155fe9" style:font-weight-asian="normal" style:font-weight-complex="normal"/>
    </style:style>
    <style:style style:name="P14" style:family="paragraph" style:parent-style-name="Standard" style:list-style-name="L3">
      <style:text-properties fo:font-weight="normal" officeooo:rsid="0018036e" officeooo:paragraph-rsid="00155fe9" style:font-weight-asian="normal" style:font-weight-complex="normal"/>
    </style:style>
    <style:style style:name="T1" style:family="text">
      <style:text-properties officeooo:rsid="000d6a8e"/>
    </style:style>
    <style:style style:name="T2" style:family="text">
      <style:text-properties officeooo:rsid="000e4f40"/>
    </style:style>
    <style:style style:name="T3" style:family="text">
      <style:text-properties officeooo:rsid="000f287d"/>
    </style:style>
    <style:style style:name="T4" style:family="text">
      <style:text-properties officeooo:rsid="00104782"/>
    </style:style>
    <style:style style:name="T5" style:family="text">
      <style:text-properties officeooo:rsid="0011695a"/>
    </style:style>
    <style:style style:name="T6" style:family="text">
      <style:text-properties fo:font-weight="normal" officeooo:rsid="001469d9" style:font-weight-asian="normal" style:font-weight-complex="normal"/>
    </style:style>
    <style:style style:name="T7" style:family="text">
      <style:text-properties officeooo:rsid="00166169"/>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SE 1 13 </text:p>
      <text:p text:style-name="P1">Balys Mork<text:span text:style-name="T4">ū</text:span>nas 4909836</text:p>
      <text:p text:style-name="P1">Matei Cristea-Enache 4900286</text:p>
      <text:p text:style-name="P1"/>
      <text:p text:style-name="P2">2.1</text:p>
      <text:p text:style-name="P1"/>
      <text:p text:style-name="P4"><text:tab/>List of interactive UI in game screen:<text:line-break/><text:tab/></text:p>
      <text:list xml:id="list1740981629" text:style-name="L1">
        <text:list-item>
          <text:p text:style-name="P5"><text:span text:style-name="T1">Two </text:span>Grid<text:span text:style-name="T1">s</text:span> (animations, sounds, highlighting).</text:p>
          <text:list>
            <text:list-item>
              <text:p text:style-name="P6">We get the ship positions as input from the user in the splash screen.</text:p>
            </text:list-item>
            <text:list-item>
              <text:p text:style-name="P6">We the create new objects <text:span text:style-name="T2">of ship positions</text:span> <text:span text:style-name="T2">and save them in a file (one file per user).</text:span></text:p>
            </text:list-item>
            <text:list-item>
              <text:p text:style-name="P7">Every time a shot is made we scan the file of the opponent and look for the same coordinate as the shot.</text:p>
            </text:list-item>
            <text:list-item>
              <text:p text:style-name="P8">When something is pressed in the gird we first need to take into account whether that press is viable, meaning if it was not already pressed. If not we can register it as a shot and send a request to the server, if no it will be blanked out and not available for pressing.</text:p>
            </text:list-item>
            <text:list-item>
              <text:p text:style-name="P7">We send two responses for both players (Server side pushing).</text:p>
            </text:list-item>
          </text:list>
        </text:list-item>
        <text:list-item>
          <text:p text:style-name="P5">Action Text box in the top to see wh<text:span text:style-name="T3">ere shots</text:span> are being made and who’s turn it is.</text:p>
          <text:list>
            <text:list-item>
              <text:p text:style-name="P8">According to what is happening on screen we will just push everything to this in text format.</text:p>
            </text:list-item>
          </text:list>
        </text:list-item>
        <text:list-item>
          <text:p text:style-name="P5">Forfeit button</text:p>
          <text:list>
            <text:list-item>
              <text:p text:style-name="P9">Announce the other player that he has won. <text:span text:style-name="T5">The button itself ends all of the ongoing processes and calls the win function.</text:span></text:p>
            </text:list-item>
          </text:list>
        </text:list-item>
        <text:list-item>
          <text:p text:style-name="P5">Game information labels above stating the time, hits, misses, accuracy (left).</text:p>
          <text:list>
            <text:list-item>
              <text:p text:style-name="P9">These are local calculations of the game. We compute them using the game info.</text:p>
            </text:list-item>
            <text:list-item>
              <text:p text:style-name="P10">These are displayed in small fields via JS.</text:p>
            </text:list-item>
          </text:list>
        </text:list-item>
        <text:list-item>
          <text:p text:style-name="P5">Opponents ships that are still in the field (right).</text:p>
          <text:list>
            <text:list-item>
              <text:p text:style-name="P9">Images of small cubes that are substituted with different color cube image when the ship has been sunk</text:p>
            </text:list-item>
          </text:list>
        </text:list-item>
        <text:list-item>
          <text:p text:style-name="P7">Victory screen</text:p>
          <text:list>
            <text:list-item>
              <text:p text:style-name="P9">Just a module/table that pops up saying that you’ve won</text:p>
            </text:list-item>
            <text:list-item>
              <text:p text:style-name="P11">Button to go to the main screen (href).</text:p>
            </text:list-item>
          </text:list>
        </text:list-item>
        <text:list-item>
          <text:p text:style-name="P7">“Your opponent has left” screen</text:p>
          <text:list>
            <text:list-item>
              <text:p text:style-name="P9">Same as victory screen.</text:p>
            </text:list-item>
            <text:list-item>
              <text:p text:style-name="P11">This happens when a connection is lost with the server from one of the two players.</text:p>
            </text:list-item>
          </text:list>
        </text:list-item>
        <text:list-item>
          <text:p text:style-name="P9">Chat (Optional)</text:p>
          <text:list>
            <text:list-header>
              <text:p text:style-name="P9"/>
            </text:list-header>
          </text:list>
        </text:list-item>
      </text:list>
      <text:p text:style-name="P1"/>
      <text:p text:style-name="P2">2.2</text:p>
      <text:p text:style-name="P2"/>
      <text:p text:style-name="P2"><text:tab/><text:span text:style-name="T6">List of things to be made into objects:</text:span></text:p>
      <text:p text:style-name="P12"><text:tab/></text:p>
      <text:list xml:id="list1942596324" text:style-name="L2">
        <text:list-item>
          <text:p text:style-name="P13">Ships</text:p>
        </text:list-item>
        <text:list-item>
          <text:p text:style-name="P13">Fleet</text:p>
        </text:list-item>
        <text:list-item>
          <text:p text:style-name="P13">The game itself</text:p>
        </text:list-item>
      </text:list>
      <text:p text:style-name="P12"><text:tab/><text:span text:style-name="T7">We chose to implement objects with the prototype design pattern.</text:span></text:p>
      <text:p text:style-name="P12"/>
      <text:p text:style-name="P1"/>
      <text:p text:style-name="P2"/>
      <text:p text:style-name="P2"><text:soft-page-break/>3.3</text:p>
      <text:p text:style-name="P2"/>
      <text:p text:style-name="P2"/>
      <text:p text:style-name="P3">TODO:</text:p>
      <text:p text:style-name="P3"/>
      <text:list xml:id="list2465664723" text:style-name="L3">
        <text:list-item>
          <text:p text:style-name="P14">Color the next n squares to the right</text:p>
        </text:list-item>
        <text:list-item>
          <text:p text:style-name="P14">When clicked we make them stay colored</text:p>
        </text:list-item>
        <text:list-item>
          <text:p text:style-name="P14">Creating objects for squares (ship).</text:p>
        </text:list-item>
        <text:list-item>
          <text:p text:style-name="P14">2D arrays.</text:p>
        </text:list-item>
        <text:list-item>
          <text:p text:style-name="P14">Repeat this for 4 more ships.</text:p>
        </text:list-item>
        <text:list-item>
          <text:p text:style-name="P14">Message “ready to pla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0T15:50:16.416655800</meta:creation-date>
    <dc:date>2018-12-18T09:31:01.803553137</dc:date>
    <meta:editing-duration>PT7M15S</meta:editing-duration>
    <meta:editing-cycles>4</meta:editing-cycles>
    <meta:generator>LibreOffice/6.0.6.2$Linux_X86_64 LibreOffice_project/00m0$Build-2</meta:generator>
    <meta:document-statistic meta:table-count="0" meta:image-count="0" meta:object-count="0" meta:page-count="2" meta:paragraph-count="43" meta:word-count="396" meta:character-count="2014" meta:non-whitespace-character-count="1684"/>
  </office:meta>
</office:document-meta>
</file>